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stadisticas Frecuencia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ts por muestra</text:p>
          </table:table-cell>
          <table:table-cell office:value-type="string" calcext:value-type="string">
            <text:p>sn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float" office:value="5.07" calcext:value-type="float">
            <text:p>5,07</text:p>
          </table:table-cell>
          <table:table-cell office:value-type="float" office:value="32.1" calcext:value-type="float">
            <text:p>32,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ica clasica (piano)</text:p>
          </table:table-cell>
          <table:table-cell office:value-type="float" office:value="4.95" calcext:value-type="float">
            <text:p>4,9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ica clásica (violín)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zz (trompeta)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zz (trombon)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z 2</text:p>
          </table:table-cell>
          <table:table-cell office:value-type="float" office:value="5.2" calcext:value-type="float">
            <text:p>5,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stadisticas Tempora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nr basic</text:p>
          </table:table-cell>
          <table:table-cell office:value-type="string" calcext:value-type="string">
            <text:p>snr bit chosen</text:p>
          </table:table-cell>
          <table:table-cell office:value-type="string" calcext:value-type="string">
            <text:p>snr bit step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Voz (audiowp)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Voz 2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Jazz (trombon)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Jazz (trompeta)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usica clasica (piano)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Musica clasica (violin)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4:10:07.5391450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villarreal</meta:initial-creator>
    <meta:creation-date>2015-06-23T17:22:12.001908484</meta:creation-date>
    <dc:date>2015-06-24T14:28:00.508103068</dc:date>
    <dc:creator>dario villarreal</dc:creator>
    <meta:editing-duration>PT40M23S</meta:editing-duration>
    <meta:editing-cycles>4</meta:editing-cycles>
    <meta:generator>LibreOffice/4.3.3.2$Linux_X86_64 LibreOffice_project/430m0$Build-2</meta:generator>
    <meta:document-statistic meta:table-count="1" meta:cell-count="56" meta:object-count="0"/>
  </office:meta>
</office:document-meta>
</file>